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NOT NULL, telefono VARCHAR(15) NOT NULL, direccion VARCHAR(200) NOT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NULL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ante( correo_anunciante VARCHAR(75) NOT NULL, contraseña VARCHAR(100) NOT NULL, <text:span text:style-name="T2">activo BOOLEAN DEFAULT TRUE</text:span>);</text:p>
      <text:p text:style-name="P1"/>
      <text:p text:style-name="P1">ALTER TABLE Anunciante ADD PRIMARY KEY (correo_anunciante);</text:p>
      <text:p text:style-name="P1"/>
      <text:p text:style-name="P1">CREATE TABLE Anuncio( id_anuncio INT NOT NULL PRIMARY KEY AUTO_INCREMENT, tiempo_duracion TIME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, FOREIGN KEY(correo_anunciante_fk) REFERENCES Anunciante(correo_anunciante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4-23T11:52:15.866776781</dc:date>
    <meta:editing-duration>PT37M1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23" meta:word-count="425" meta:character-count="3892" meta:non-whitespace-character-count="3490"/>
  </office:meta>
</office:document-meta>
</file>